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text-properties style:font-name="Calibri" fo:font-size="11pt" fo:font-style="normal" fo:font-weight="normal" officeooo:rsid="001d767f" officeooo:paragraph-rsid="02f6f214" style:font-size-asian="11pt" style:font-style-asian="normal" style:font-weight-asian="normal" style:font-size-complex="11pt" style:font-style-complex="normal" style:font-weight-complex="normal"/>
    </style:style>
    <style:style style:name="P4" style:family="paragraph" style:parent-style-name="Standard">
      <style:text-properties style:font-name="Calibri" fo:font-size="11pt" fo:font-style="normal" fo:font-weight="normal" officeooo:rsid="003d0229" officeooo:paragraph-rsid="02f6f214" style:font-size-asian="11pt" style:font-style-asian="normal" style:font-weight-asian="normal" style:font-size-complex="11pt" style:font-style-complex="normal" style:font-weight-complex="normal"/>
    </style:style>
    <style:style style:name="P5" style:family="paragraph" style:parent-style-name="Standard">
      <style:text-properties style:font-name="Calibri" fo:font-size="11pt"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6" style:family="paragraph" style:parent-style-name="Standard">
      <style:paragraph-properties fo:text-align="center" style:justify-single-word="false"/>
      <style:text-properties style:font-name="Calibri" fo:font-size="14pt" fo:language="fr" fo:country="FR" fo:font-weight="bold" officeooo:rsid="02f856fe" officeooo:paragraph-rsid="02f856fe" style:font-size-asian="14pt" style:font-weight-asian="bold" style:font-size-complex="14pt" style:font-weight-complex="bold"/>
    </style:style>
    <style:style style:name="P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a933da" officeooo:paragraph-rsid="02aafef6"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77bf19"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1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e6472b" style:font-size-asian="11pt" style:font-style-asian="normal" style:font-weight-asian="normal" style:font-size-complex="11pt" style:font-style-complex="normal"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87570b"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56fe"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940bb"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9d908"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d5df6"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ef69f"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6bebf" officeooo:paragraph-rsid="02805bf2"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c81031"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85966"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da44a8" officeooo:paragraph-rsid="02f6f214"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ec1cc9" officeooo:paragraph-rsid="0287570b"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856fe" officeooo:paragraph-rsid="02f856fe"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40bb" officeooo:paragraph-rsid="02f940bb"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40bb" officeooo:paragraph-rsid="02fd5df6"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40bb" officeooo:paragraph-rsid="02fef69f"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d908" officeooo:paragraph-rsid="02f9d908"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d908" officeooo:paragraph-rsid="02fb6282"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d471d" officeooo:paragraph-rsid="02fd471d"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20af6" officeooo:paragraph-rsid="03057739"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2497" officeooo:paragraph-rsid="03057739"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fb51" officeooo:paragraph-rsid="03032497"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fb51" officeooo:paragraph-rsid="03057739"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7739" officeooo:paragraph-rsid="03057739"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a55c" officeooo:paragraph-rsid="0305a55c"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officeooo:paragraph-rsid="02f940bb"/>
    </style:style>
    <style:style style:name="P39" style:family="paragraph" style:parent-style-name="Standard">
      <style:paragraph-properties fo:margin-top="0.101cm" fo:margin-bottom="0.101cm" loext:contextual-spacing="false" fo:line-height="115%" fo:text-align="justify" style:justify-single-word="false"/>
      <style:text-properties officeooo:paragraph-rsid="02fd471d"/>
    </style:style>
    <style:style style:name="P40"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f940bb" officeooo:paragraph-rsid="02fd5df6"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fo:color="#00a933"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fo:color="#00a933" style:font-name="Calibri" fo:font-size="11pt" fo:language="fr" fo:country="FR" fo:font-style="normal" fo:font-weight="normal" officeooo:rsid="03017ed2" officeooo:paragraph-rsid="03017ed2"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fo:color="#00a933" style:font-name="Calibri" fo:font-size="11pt" fo:language="fr" fo:country="FR" fo:font-style="normal" fo:font-weight="normal" officeooo:rsid="03032497" officeooo:paragraph-rsid="03032497" style:font-size-asian="11pt" style:font-style-asian="normal" style:font-weight-asian="normal" style:font-size-complex="11pt" style:font-style-complex="normal" style:font-weight-complex="normal"/>
    </style:style>
    <style:style style:name="P45" style:family="paragraph" style:parent-style-name="Heading_20_1">
      <style:text-properties fo:color="#c9211e" fo:language="fr" fo:country="FR" officeooo:rsid="02f856fe" officeooo:paragraph-rsid="02f856fe"/>
    </style:style>
    <style:style style:name="P46" style:family="paragraph" style:parent-style-name="Heading_20_1">
      <style:paragraph-properties fo:break-before="page"/>
      <style:text-properties fo:color="#c9211e" fo:language="fr" fo:country="FR" officeooo:rsid="02e6472b" officeooo:paragraph-rsid="02e6472b"/>
    </style:style>
    <style:style style:name="P4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856fe" officeooo:paragraph-rsid="02f856fe" style:font-size-asian="16.1000003814697pt" style:font-size-complex="16.1000003814697pt"/>
    </style:style>
    <style:style style:name="P4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ef69f" officeooo:paragraph-rsid="02fef69f" style:font-size-asian="16.1000003814697pt" style:font-size-complex="16.1000003814697pt"/>
    </style:style>
    <style:style style:name="P4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40bb" officeooo:paragraph-rsid="02f940bb" style:font-size-asian="16.1000003814697pt" style:font-size-complex="16.1000003814697pt"/>
    </style:style>
    <style:style style:name="P5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d5df6" officeooo:paragraph-rsid="02fd5df6" style:font-size-asian="16.1000003814697pt" style:font-size-complex="16.1000003814697pt"/>
    </style:style>
    <style:style style:name="P5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d908" officeooo:paragraph-rsid="02f9d908" style:font-size-asian="16.1000003814697pt" style:font-size-complex="16.1000003814697pt"/>
    </style:style>
    <style:style style:name="P5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e6472b" officeooo:paragraph-rsid="02e6472b" style:font-size-asian="16.1000003814697pt" style:font-size-complex="16.1000003814697pt"/>
    </style:style>
    <style:style style:name="P53"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06a964b" officeooo:paragraph-rsid="02f6f214" style:font-size-asian="12pt" style:font-style-asian="normal" style:font-weight-asian="bold" style:font-size-complex="12pt" style:font-style-complex="normal" style:font-weight-complex="bold"/>
    </style:style>
    <style:style style:name="P54"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045e374" officeooo:paragraph-rsid="02f6f214" style:font-size-asian="12pt" style:font-style-asian="normal" style:font-weight-asian="bold" style:font-size-complex="12pt" style:font-style-complex="normal" style:font-weight-complex="bold"/>
    </style:style>
    <style:style style:name="P55"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27675d6" officeooo:paragraph-rsid="02f6f214" style:font-size-asian="12pt" style:font-style-asian="normal" style:font-weight-asian="bold" style:font-size-complex="12pt" style:font-style-complex="normal" style:font-weight-complex="bold"/>
    </style:style>
    <style:style style:name="P56" style:family="paragraph" style:parent-style-name="Standard" style:list-style-name="L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20af6" officeooo:paragraph-rsid="03057739" style:font-size-asian="11pt" style:font-style-asian="normal" style:font-weight-asian="normal" style:font-size-complex="11pt" style:font-style-complex="normal" style:font-weight-complex="normal"/>
    </style:style>
    <style:style style:name="P57" style:family="paragraph" style:parent-style-name="Standard" style:list-style-name="L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2497" officeooo:paragraph-rsid="03032497" style:font-size-asian="11pt" style:font-style-asian="normal" style:font-weight-asian="normal" style:font-size-complex="11pt" style:font-style-complex="normal" style:font-weight-complex="normal"/>
    </style:style>
    <style:style style:name="P58" style:family="paragraph" style:parent-style-name="Standard" style:list-style-name="L2">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7739" officeooo:paragraph-rsid="03057739" style:font-size-asian="11pt" style:font-style-asian="normal" style:font-weight-asian="normal" style:font-size-complex="11pt" style:font-style-complex="normal" style:font-weight-complex="normal"/>
    </style:style>
    <style:style style:name="P59"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a55c" officeooo:paragraph-rsid="0305a55c" style:font-size-asian="11pt" style:font-style-asian="normal" style:font-weight-asian="normal" style:font-size-complex="11pt" style:font-style-complex="normal" style:font-weight-complex="normal"/>
    </style:style>
    <style:style style:name="P60"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76ed8" officeooo:paragraph-rsid="03076ed8" style:font-size-asian="11pt" style:font-style-asian="normal" style:font-weight-asian="normal" style:font-size-complex="11pt" style:font-style-complex="normal" style:font-weight-complex="normal"/>
    </style:style>
    <style:style style:name="P6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db1a2" officeooo:paragraph-rsid="030db1a2" style:font-size-asian="11pt" style:font-style-asian="normal" style:font-weight-asian="normal" style:font-size-complex="11pt" style:font-style-complex="normal" style:font-weight-complex="normal"/>
    </style:style>
    <style:style style:name="P62" style:family="paragraph" style:parent-style-name="Standard" style:list-style-name="L4">
      <style:paragraph-properties fo:margin-top="0.101cm" fo:margin-bottom="0.101cm" loext:contextual-spacing="false" fo:line-height="115%" fo:text-align="justify" style:justify-single-word="false"/>
      <style:text-properties fo:color="#00a933" style:font-name="Calibri" fo:font-size="11pt" fo:language="fr" fo:country="FR" fo:font-style="normal" fo:font-weight="normal" officeooo:rsid="02fef69f" officeooo:paragraph-rsid="03017ed2" style:font-size-asian="11pt" style:font-style-asian="normal" style:font-weight-asian="normal" style:font-size-complex="11pt" style:font-style-complex="normal" style:font-weight-complex="normal"/>
    </style:style>
    <style:style style:name="P63" style:family="paragraph" style:parent-style-name="Standard" style:list-style-name="L5">
      <style:paragraph-properties fo:margin-top="0.101cm" fo:margin-bottom="0.101cm" loext:contextual-spacing="false" fo:line-height="115%" fo:text-align="justify" style:justify-single-word="false"/>
      <style:text-properties fo:color="#00a933" style:font-name="Calibri" fo:font-size="11pt" fo:language="fr" fo:country="FR" fo:font-style="normal" fo:font-weight="normal" officeooo:rsid="03020af6" officeooo:paragraph-rsid="03020af6" style:font-size-asian="11pt" style:font-style-asian="normal" style:font-weight-asian="normal" style:font-size-complex="11pt" style:font-style-complex="normal" style:font-weight-complex="normal"/>
    </style:style>
    <style:style style:name="P64" style:family="paragraph" style:parent-style-name="Standard" style:list-style-name="L5">
      <style:paragraph-properties fo:margin-top="0.101cm" fo:margin-bottom="0.101cm" loext:contextual-spacing="false" fo:line-height="115%" fo:text-align="justify" style:justify-single-word="false"/>
      <style:text-properties fo:color="#00a933" style:font-name="Calibri" fo:font-size="11pt" fo:language="fr" fo:country="FR" fo:font-style="normal" fo:font-weight="normal" officeooo:rsid="030bfd35" officeooo:paragraph-rsid="030bfd35" style:font-size-asian="11pt" style:font-style-asian="normal" style:font-weight-asian="normal" style:font-size-complex="11pt" style:font-style-complex="normal" style:font-weight-complex="normal"/>
    </style:style>
    <style:style style:name="P65"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f940bb" officeooo:paragraph-rsid="02f940bb" style:font-size-asian="11pt" style:font-style-asian="normal" style:font-weight-asian="normal" style:font-size-complex="11pt" style:font-style-complex="normal" style:font-weight-complex="normal"/>
    </style:style>
    <style:style style:name="P66"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bfd35" officeooo:paragraph-rsid="030bfd35" style:font-size-asian="11pt" style:font-style-asian="normal" style:font-weight-asian="normal" style:font-size-complex="11pt" style:font-style-complex="normal" style:font-weight-complex="normal"/>
    </style:style>
    <style:style style:name="P67"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c09b7" officeooo:paragraph-rsid="030c09b7" style:font-size-asian="11pt" style:font-style-asian="normal" style:font-weight-asian="normal" style:font-size-complex="11pt" style:font-style-complex="normal" style:font-weight-complex="normal"/>
    </style:style>
    <style:style style:name="P68"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8f5a6" officeooo:paragraph-rsid="0308f5a6" style:font-size-asian="11pt" style:font-style-asian="normal" style:font-weight-asian="normal" style:font-size-complex="11pt" style:font-style-complex="normal" style:font-weight-complex="normal"/>
    </style:style>
    <style:style style:name="P69"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82e432" officeooo:paragraph-rsid="030cf266" style:font-size-asian="11pt" style:font-style-asian="normal" style:font-weight-asian="normal" style:font-size-complex="11pt" style:font-style-complex="normal" style:font-weight-complex="normal"/>
    </style:style>
    <style:style style:name="P70" style:family="paragraph" style:parent-style-name="Standard">
      <style:paragraph-properties fo:margin-top="0.101cm" fo:margin-bottom="0.101cm" loext:contextual-spacing="false" fo:line-height="115%" fo:text-align="justify" style:justify-single-word="false"/>
      <style:text-properties style:text-line-through-style="solid" style:text-line-through-type="single" style:font-name="Calibri" fo:font-size="11pt" fo:language="fr" fo:country="FR" fo:font-style="normal" fo:font-weight="normal" officeooo:rsid="02fb6282" officeooo:paragraph-rsid="02fd366d" style:font-size-asian="11pt" style:font-style-asian="normal" style:font-weight-asian="normal" style:font-size-complex="11pt" style:font-style-complex="normal" style:font-weight-complex="normal"/>
    </style:style>
    <style:style style:name="T1" style:family="text">
      <style:text-properties officeooo:rsid="02f5513c"/>
    </style:style>
    <style:style style:name="T2" style:family="text">
      <style:text-properties style:font-name="Calibri" fo:font-size="11pt" fo:language="fr" fo:country="FR" fo:font-style="italic" fo:font-weight="normal" officeooo:rsid="02f940bb" style:font-size-asian="11pt" style:font-style-asian="italic" style:font-weight-asian="normal" style:font-size-complex="11pt" style:font-style-complex="italic" style:font-weight-complex="normal"/>
    </style:style>
    <style:style style:name="T3" style:family="text">
      <style:text-properties style:font-name="Calibri" fo:font-size="11pt" fo:language="fr" fo:country="FR" fo:font-style="italic" fo:font-weight="normal" officeooo:rsid="02fb6282" style:font-size-asian="11pt" style:font-style-asian="italic" style:font-weight-asian="normal" style:font-size-complex="11pt" style:font-style-complex="italic" style:font-weight-complex="normal"/>
    </style:style>
    <style:style style:name="T4" style:family="text">
      <style:text-properties style:font-name="Calibri" fo:font-size="11pt" fo:language="fr" fo:country="FR" fo:font-style="italic" fo:font-weight="normal" officeooo:rsid="02fb9ad2" style:font-size-asian="11pt" style:font-style-asian="italic" style:font-weight-asian="normal" style:font-size-complex="11pt" style:font-style-complex="italic" style:font-weight-complex="normal"/>
    </style:style>
    <style:style style:name="T5" style:family="text">
      <style:text-properties style:font-name="Calibri" fo:font-size="11pt" fo:language="fr" fo:country="FR" fo:font-style="normal" fo:font-weight="normal" officeooo:rsid="02f940bb" style:font-size-asian="11pt" style:font-style-asian="normal" style:font-weight-asian="normal" style:font-size-complex="11pt" style:font-style-complex="normal" style:font-weight-complex="normal"/>
    </style:style>
    <style:style style:name="T6" style:family="text">
      <style:text-properties style:font-name="Calibri" fo:font-size="11pt" fo:language="fr" fo:country="FR" fo:font-style="normal" fo:font-weight="normal" officeooo:rsid="02fb6282" style:font-size-asian="11pt" style:font-style-asian="normal" style:font-weight-asian="normal" style:font-size-complex="11pt" style:font-style-complex="normal" style:font-weight-complex="normal"/>
    </style:style>
    <style:style style:name="T7" style:family="text">
      <style:text-properties style:font-name="Calibri" fo:font-size="11pt" fo:language="fr" fo:country="FR" fo:font-style="normal" fo:font-weight="normal" officeooo:rsid="02fb9ad2" style:font-size-asian="11pt" style:font-style-asian="normal" style:font-weight-asian="normal" style:font-size-complex="11pt" style:font-style-complex="normal" style:font-weight-complex="normal"/>
    </style:style>
    <style:style style:name="T8" style:family="text">
      <style:text-properties style:font-name="Calibri" fo:font-size="11pt" fo:language="fr" fo:country="FR" fo:font-style="normal" fo:font-weight="normal" officeooo:rsid="02fd471d" style:font-size-asian="11pt" style:font-style-asian="normal" style:font-weight-asian="normal" style:font-size-complex="11pt"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2f856fe" style:font-style-asian="italic" style:font-style-complex="italic"/>
    </style:style>
    <style:style style:name="T11" style:family="text">
      <style:text-properties fo:font-style="italic" officeooo:rsid="02f85966" style:font-style-asian="italic" style:font-style-complex="italic"/>
    </style:style>
    <style:style style:name="T12" style:family="text">
      <style:text-properties fo:font-style="italic" officeooo:rsid="02fb9ad2" style:font-style-asian="italic" style:font-style-complex="italic"/>
    </style:style>
    <style:style style:name="T13" style:family="text">
      <style:text-properties fo:font-style="italic" officeooo:rsid="02fd5df6" style:font-style-asian="italic" style:font-style-complex="italic"/>
    </style:style>
    <style:style style:name="T14" style:family="text">
      <style:text-properties officeooo:rsid="02f856fe"/>
    </style:style>
    <style:style style:name="T15" style:family="text">
      <style:text-properties officeooo:rsid="02f85966"/>
    </style:style>
    <style:style style:name="T16" style:family="text">
      <style:text-properties officeooo:rsid="02f9d908"/>
    </style:style>
    <style:style style:name="T17" style:family="text">
      <style:text-properties officeooo:rsid="02fb6282"/>
    </style:style>
    <style:style style:name="T18" style:family="text">
      <style:text-properties officeooo:rsid="02fb9ad2"/>
    </style:style>
    <style:style style:name="T19" style:family="text">
      <style:text-properties officeooo:rsid="02fd366d"/>
    </style:style>
    <style:style style:name="T20" style:family="text">
      <style:text-properties officeooo:rsid="02fd471d"/>
    </style:style>
    <style:style style:name="T21" style:family="text">
      <style:text-properties officeooo:rsid="02fd5df6"/>
    </style:style>
    <style:style style:name="T22" style:family="text">
      <style:text-properties officeooo:rsid="0300dfcb"/>
    </style:style>
    <style:style style:name="T23" style:family="text">
      <style:text-properties officeooo:rsid="03057739"/>
    </style:style>
    <style:style style:name="T24" style:family="text">
      <style:text-properties officeooo:rsid="030854f7"/>
    </style:style>
    <style:style style:name="T25" style:family="text">
      <style:text-properties officeooo:rsid="0309f3f9"/>
    </style:style>
    <style:style style:name="T26" style:family="text">
      <style:text-properties officeooo:rsid="030c09b7"/>
    </style:style>
    <style:style style:name="T27" style:family="text">
      <style:text-properties officeooo:rsid="030cf26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ases de Données Avancées</text:p>
      <text:p text:style-name="P2"/>
      <text:p text:style-name="P2"/>
      <text:p text:style-name="P2"/>
      <text:p text:style-name="P2"/>
      <text:h text:style-name="P45" text:outline-level="1"><text:bookmark-start text:name="__RefHeading___Toc84499_2965003459"/>TABLES<text:bookmark-end text:name="__RefHeading___Toc84499_2965003459"/></text:h>
      <text:p text:style-name="P11"/>
      <text:p text:style-name="P69"><text:span text:style-name="T27">Que sont FK et PK ?</text:span></text:p>
      <text:p text:style-name="P69"/>
      <text:p text:style-name="P69">Est-ce problématique d'avoir une table où des infos se rép<text:span text:style-name="T22">è</text:span>tent ?</text:p>
      <text:p text:style-name="P40">Une solution simple est de ne pas répéter les info et de faire une table pour faire la jointure</text:p>
      <text:p text:style-name="P40">Par exemple des tables : skills, artists, et une table de jointure entre les 2</text:p>
      <text:p text:style-name="P40"/>
      <text:p text:style-name="P68">Faut il justifier que notre schéma est FNBC ou 3NF ou 4NF ?</text:p>
      <text:p text:style-name="P68"/>
      <text:p text:style-name="P67">Si on a une relation faible, cela veut-il forcément dire que l’ID de la table forte fait partie de la clé primaire de la table faible ? Ou bien cela peut juste être un champs comme un autre ?</text:p>
      <text:p text:style-name="P11"/>
      <text:p text:style-name="P33"/>
      <text:p text:style-name="P35">Pourquoi mettre dans la modélisation des commentaires avec « la table … contient les champs ... » ? Car cela triple le travail (o<text:span text:style-name="T25">n met les noms des champs dans la </text:span>modélisation, <text:span text:style-name="T25">les </text:span>commentaire, <text:span text:style-name="T25">et le document </text:span>tableDetails.txt)</text:p>
      <text:p text:style-name="P35"/>
      <text:p text:style-name="P32">Demands :</text:p>
      <text:list xml:id="list1315697324" text:style-name="L1">
        <text:list-item>
          <text:p text:style-name="P56">Est-ce qu’il ne vaudrait pas mieux mettre CreationID que CreationName ? <text:span text:style-name="T25">Je n’arrive pas à me décider.</text:span></text:p>
        </text:list-item>
        <text:list-item>
          <text:p text:style-name="P57">Est ce qu’il faut indiquer <text:span text:style-name="T25">le champs</text:span> CreationID dans la modélisation <text:span text:style-name="T25">o</text:span>u <text:span text:style-name="T23">bien</text:span> est-ce sous entendu par le lien entre la table Demand et la table Creations ?</text:p>
        </text:list-item>
      </text:list>
      <text:p text:style-name="P34"/>
      <text:p text:style-name="P36">De Proposition à ContratArtProd, est-ce que ça ne devrait pas être 0-1 (au lieu de 0-n) ? <text:span text:style-name="T25">Car une proposition ne peut donner qu’un contrat au plus.</text:span></text:p>
      <text:p text:style-name="P36"/>
      <text:p text:style-name="P36">ContratArtProd :</text:p>
      <text:list xml:id="list104680716" text:style-name="L2">
        <text:list-item>
          <text:p text:style-name="P58">E<text:span text:style-name="T25">st ce qu’on ne devrait pas ajouter des champs pour</text:span> l’id de l’artiste, l’id du producteur, l’id de la creation et l’id de la demande (ou de la proposition) ?</text:p>
        </text:list-item>
      </text:list>
      <text:p text:style-name="P36"/>
      <text:p text:style-name="P37"><text:soft-page-break/>Comptabilite :</text:p>
      <text:list xml:id="list1078903963" text:style-name="L3">
        <text:list-item>
          <text:p text:style-name="P59">Est-ce qu’il ne faut pas faire apparaître dans la modélisation le lien entre la table Comptabilite et les tables ContractArtAgency et ContractArtProd ?</text:p>
        </text:list-item>
        <text:list-item>
          <text:p text:style-name="P60">Est ce qu’il ne serait pas préférable de remplacer ContratAAID par <text:span text:style-name="T24">Percentage</text:span>CommissionAgency ? Car c’est la seule info du contrat dont on ait besoin, <text:span text:style-name="T25">il n’y a pas vraiment besoin du reste.</text:span></text:p>
        </text:list-item>
      </text:list>
      <text:p text:style-name="P11"/>
      <text:p text:style-name="P43">Creations :</text:p>
      <text:list xml:id="list4271247237" text:style-name="L4">
        <text:list-item>
          <text:p text:style-name="P62">Ajout de Producer</text:p>
        </text:list-item>
        <text:list-item>
          <text:p text:style-name="P62">Enlever profits</text:p>
        </text:list-item>
      </text:list>
      <text:p text:style-name="P43">Demands :</text:p>
      <text:list xml:id="list3625702357" text:style-name="L5">
        <text:list-item>
          <text:p text:style-name="P63">Enlever ArtistIdFinal (répétition avec info dans Proposition)</text:p>
        </text:list-item>
        <text:list-item>
          <text:p text:style-name="P64">Enlever CreationID dans le schéma (pas dans la table), car il apparaît déjà via le lien avec la table CREATIONS</text:p>
        </text:list-item>
      </text:list>
      <text:p text:style-name="P44">Proposition : AgentId ne me paraît pas utile</text:p>
      <text:p text:style-name="P42"/>
      <text:p text:style-name="P42"/>
      <text:p text:style-name="P11"/>
      <text:h text:style-name="P47" text:outline-level="2"><text:bookmark-start text:name="__RefHeading___Toc84511_296500345921"/>CONTACTS<text:bookmark-end text:name="__RefHeading___Toc84511_296500345921"/></text:h>
      <text:p text:style-name="P21">On fusionne les tables <text:span text:style-name="T11">artists</text:span><text:span text:style-name="T15"> et </text:span><text:span text:style-name="T11">contacts</text:span>. On ajoute un champs<text:span text:style-name="T9"> </text:span><text:span text:style-name="T11">societe</text:span><text:span text:style-name="T9"> </text:span><text:span text:style-name="T15">indiquant à quelle</text:span> <text:span text:style-name="T15">société la personne appartient. Ce champs doit valoir « agency » dans le cas des artistes (</text:span>représentés par l'agence<text:span text:style-name="T15">).</text:span></text:p>
      <text:p text:style-name="P21"/>
      <text:p text:style-name="P22"><text:span text:style-name="T10">a</text:span><text:span text:style-name="T9">wards, </text:span><text:span text:style-name="T10">r</text:span><text:span text:style-name="T9">eview, festivals</text:span> sont des zones de texte avec toutes les info dedans <text:span text:style-name="T14">(dates, nom, etc.)</text:span>. <text:span text:style-name="T14">Cela p</text:span>ermet de ne pas multiplier le nombre de tables. <text:span text:style-name="T15">Seul le champs </text:span><text:span text:style-name="T11">festivals</text:span><text:span text:style-name="T15"> ne semble pas utile pour les contacts extérieurs à l’agence. </text:span><text:span text:style-name="T11">awards</text:span> <text:span text:style-name="T15">permet d’indiquer</text:span> <text:span text:style-name="T15">si cette personne a déjà reçu des récompenses</text:span> et <text:span text:style-name="T9">review</text:span> <text:span text:style-name="T15">de</text:span> mettre les feedbacks des précédentes coopérations avec <text:span text:style-name="T15">elle.</text:span></text:p>
      <text:p text:style-name="P22"/>
      <text:p text:style-name="P22"/>
      <text:p text:style-name="P11"/>
      <text:h text:style-name="P47" text:outline-level="2"><text:bookmark-start text:name="__RefHeading___Toc84511_296500345931"/>TRAININGS<text:bookmark-end text:name="__RefHeading___Toc84511_296500345931"/></text:h>
      <text:p text:style-name="P25">Si un artiste a suivi plusieurs formations, elles seront toutes listées dans la table <text:span text:style-name="T9">trainings</text:span>.</text:p>
      <text:p text:style-name="P13"/>
      <text:p text:style-name="P13">Les info<text:span text:style-name="T14">rmations</text:span> se répètent si 2 artistes ont la même formation. Mais il y a peu d'info<text:span text:style-name="T14">rmations</text:span> donc ce n'est pas très grave.</text:p>
      <text:p text:style-name="P13"/>
      <text:p text:style-name="P13"><text:soft-page-break/><text:span text:style-name="T14">Cela</text:span> permet <text:span text:style-name="T14">en revanche </text:span>de ne pas avoir à faire une table supplémentaire pour lier artiste<text:span text:style-name="T14">s</text:span> et training<text:span text:style-name="T14">s</text:span>.</text:p>
      <text:p text:style-name="P11"/>
      <text:p text:style-name="P11"/>
      <text:p text:style-name="P17"/>
      <text:h text:style-name="P48" text:outline-level="2"><text:bookmark-start text:name="__RefHeading___Toc84511_296500345931112"/>Creations<text:bookmark-end text:name="__RefHeading___Toc84511_296500345931112"/></text:h>
      <text:p text:style-name="P28">Ŕealisations precedentes : films realises, pieces de theatre ou spectacles mis en scene, roles joues dans les films et au theatre, les albums (pour les musiciens)</text:p>
      <text:p text:style-name="P17"/>
      <text:p text:style-name="P17">Pour un film dans lequel a joué une actrice de l'agence, il serait intéressant d'indiquer dans les infos du film qui en est la réalistrice. Mais pas pour un film qui a été dirigé par une réalisatrice de l'agence. Comment faire ? Simplement ne pas indiquer la réalisatrice ?</text:p>
      <text:p text:style-name="P11"/>
      <text:p text:style-name="P13"/>
      <text:h text:style-name="P49" text:outline-level="2"><text:bookmark-start text:name="__RefHeading___Toc84511_2965003459311"/>HISTORY<text:bookmark-end text:name="__RefHeading___Toc84511_2965003459311"/></text:h>
      <text:p text:style-name="P26">La table <text:span text:style-name="T9">history</text:span> permet d’indiquer l’historique des agents ayant représenté un artiste. Cela aurait pu également se faire par le biais d’une table <text:span text:style-name="T9">contractAA</text:span> entre un agent et un artiste mais les contrats passés sont entre les artistes et l’agence elle-même (et non un agent particulier).</text:p>
      <text:p text:style-name="P11"/>
      <text:p text:style-name="P11"/>
      <text:p text:style-name="P14"/>
      <text:h text:style-name="P49" text:outline-level="2"><text:bookmark-start text:name="__RefHeading___Toc84511_29650034593111"/>ContractAP<text:bookmark-end text:name="__RefHeading___Toc84511_29650034593111"/></text:h>
      <text:p text:style-name="P38"><text:span text:style-name="T5">Il n’y a pas de lien direct entre l'agent et le contrat passé entre un artiste et un producteur. En effet, les agents n'ont pas d'intéressement, c'est l’agence qui est payée directement. Si on a besoin de connaître l'agent, on peut faire une jointure avec la table</text:span><text:span text:style-name="T2"> history </text:span><text:span text:style-name="T5">ce qui est plus coûteux mais devrait rarement arriver.</text:span></text:p>
      <text:p text:style-name="P65"/>
      <text:p text:style-name="P66">Que met on dans le champ Avenant ?</text:p>
      <text:p text:style-name="P66">Du texte décrivant les modifications ? Dans ce cas là, une proposition est liée à 0-1 contrat (au lieu de 0-n)</text:p>
      <text:p text:style-name="P66"/>
      <text:p text:style-name="P67">Pour retrouver toutes les info (nom de l’artiste, nom du producteur, nom de la piece, etc.), il faut faire au moins 4 jointures. Est ce qu’il ne serait pas préférable de découpler ContractAP et Proposition et d’indiquer dans ContractAP les infos nécessaires (artistID, producerID, CreationID…) ?</text:p>
      <text:p text:style-name="P66"/>
      <text:p text:style-name="P26"/>
      <text:p text:style-name="P16"/>
      <text:h text:style-name="P50" text:outline-level="2"><text:bookmark-start text:name="__RefHeading___Toc84511_2965003459311111"/><text:soft-page-break/>Demands<text:bookmark-end text:name="__RefHeading___Toc84511_2965003459311111"/></text:h>
      <text:p text:style-name="P41"><text:span text:style-name="T18">Faut-il lier chaque entrée de la table </text:span><text:span text:style-name="T12">demand</text:span><text:span text:style-name="T18"> à une </text:span><text:span text:style-name="T21">entrée de la table </text:span><text:span text:style-name="T13">creation</text:span><text:span text:style-name="T21"> </text:span><text:span text:style-name="T18">?</text:span></text:p>
      <text:p text:style-name="P41"><text:span text:style-name="T21">Cela p</text:span>ermet de lier plusieurs demandes liées à une même creation entre elles</text:p>
      <text:p text:style-name="P41">Mais peut nécessiter de créer une "création" bien qu'on n'ai pas encore le titre et les autres infos.</text:p>
      <text:p text:style-name="P27"/>
      <text:p text:style-name="P15"/>
      <text:h text:style-name="P51" text:outline-level="2"><text:bookmark-start text:name="__RefHeading___Toc84511_296500345931111"/>Comptabilite<text:bookmark-end text:name="__RefHeading___Toc84511_296500345931111"/></text:h>
      <text:p text:style-name="P39"><text:span text:style-name="T7">L</text:span><text:span text:style-name="T6">a table </text:span><text:span text:style-name="T3">compta</text:span><text:span text:style-name="T4">bilite</text:span><text:span text:style-name="T6"> </text:span><text:span text:style-name="T7">a</text:span><text:span text:style-name="T6"> un </text:span><text:span text:style-name="T7">champs</text:span><text:span text:style-name="T6"> statu</text:span><text:span text:style-name="T7">t</text:span><text:span text:style-name="T6">. </text:span><text:span text:style-name="T7">Cela permet d’indiquer les versements prévus lors de la signature du contrat (statut « pending »), puis ce qui a réellement été payé (status « done »), quitte à </text:span><text:span text:style-name="T8">apporter des modifications aux montants et dates.</text:span></text:p>
      <text:p text:style-name="P31">Il serait possible d’arguer que les dates prévus pour les paiements devraient être indiqués dans une table à part, tandis que la table <text:span text:style-name="T9">comptabilite</text:span> ne devrait contenir que les paiements effectivement effectués. Nous préférons cependant éviter cette solution afin de <text:span text:style-name="T26">limiter le nombre de tables.</text:span></text:p>
      <text:p text:style-name="P29"/>
      <text:p text:style-name="P29">Nous avons opté pour la création d’une seule table plutôt qu<text:span text:style-name="T20">e d’avoir </text:span>une table pour la comptabilité des artistes et une pour celle de l’agence. <text:span text:style-name="T19">A partir</text:span> du montant versé, <text:span text:style-name="T19">on déduit</text:span> la part de l'agence <text:span text:style-name="T19">ainsi que</text:span> celle de l'artiste en fonction du pourcentage prévu dans le contrat <text:span text:style-name="T17">correspondant</text:span>.</text:p>
      <text:p text:style-name="P26"><text:span text:style-name="T16">C’est une simplification de la modélisation par rapport à la réalité où</text:span> les versements sur les comptes bancaire<text:span text:style-name="T16">s</text:span> de l'agence et <text:span text:style-name="T16">de l’</text:span>artiste ne sont <text:span text:style-name="T20">probablement </text:span>pas faits au <text:span text:style-name="T16">même</text:span> moment.</text:p>
      <text:p text:style-name="P30"/>
      <text:p text:style-name="P70">Le pourcentage prélevé par l’agence apparaît dans deux tables différentes : <text:span text:style-name="T9">contractAA</text:span> et <text:span text:style-name="T9">comptabilite</text:span> <text:s/>(redondance). Cependant le champs dans la table <text:span text:style-name="T9">comptabilite</text:span> est automatiquement rempli par un trigge<text:span text:style-name="T19">r</text:span>. Et si <text:span text:style-name="T19">le</text:span> pourcentage est modifié dans le contrat entre l’agence et l’artiste, il semble peu probable qu’il change aussi rétroactivement dans les contrats déjà passés entre l’artiste et des producteurs (et donc dans la table <text:span text:style-name="T9">comptabilite</text:span>). <text:span text:style-name="T19">Il n’y a donc pas de problème de mise à jour.</text:span></text:p>
      <text:p text:style-name="P61">Le montant versé à l’artiste et celui versé à l’agence est calculé grâce à un trigger qui récupère le pourcentage de commission de l’agence dans le contrat entre artiste et agence.</text:p>
      <text:p text:style-name="P11"/>
      <text:p text:style-name="P3"/>
      <text:h text:style-name="P53" text:outline-level="3">Constantes de classe</text:h>
      <text:p text:style-name="P4"/>
      <text:h text:style-name="P54" text:outline-level="3"/>
      <text:p text:style-name="P3"/>
      <text:p text:style-name="P3"/>
      <text:h text:style-name="P55" text:outline-level="3"/>
      <text:p text:style-name="P5"/>
      <text:p text:style-name="P23"><text:soft-page-break/></text:p>
      <text:p text:style-name="P7"/>
      <text:p text:style-name="P7"/>
      <text:p text:style-name="P8"/>
      <text:h text:style-name="P46" text:outline-level="1"><text:bookmark-start text:name="__RefHeading___Toc84505_2965003459"/>PORTES<text:bookmark-end text:name="__RefHeading___Toc84505_2965003459"/></text:h>
      <text:h text:style-name="P52" text:outline-level="2"><text:bookmark-start text:name="__RefHeading___Toc84507_2965003459"/>Classe <text:span text:style-name="T9">Gate</text:span><text:bookmark-end text:name="__RefHeading___Toc84507_2965003459"/></text:h>
      <text:p text:style-name="P18"/>
      <text:p text:style-name="P10"/>
      <text:h text:style-name="P52" text:outline-level="2"><text:bookmark-start text:name="__RefHeading___Toc84511_29650034592"/>Entrées / <text:span text:style-name="T1">S</text:span>orties<text:bookmark-end text:name="__RefHeading___Toc84511_29650034592"/></text:h>
      <text:p text:style-name="P20"/>
      <text:p text:style-name="P19"/>
      <text:p text:style-name="P10"/>
      <text:h text:style-name="P52" text:outline-level="2"><text:bookmark-start text:name="__RefHeading___Toc84511_29650034593"/>Portes logiques<text:bookmark-end text:name="__RefHeading___Toc84511_29650034593"/></text:h>
      <text:p text:style-name="P12"/>
      <text:p text:style-name="P3"/>
      <text:h text:style-name="P53" text:outline-level="3">Constantes de classe</text:h>
      <text:p text:style-name="P4"/>
      <text:h text:style-name="P54" text:outline-level="3"/>
      <text:p text:style-name="P3"/>
      <text:p text:style-name="P3"/>
      <text:h text:style-name="P55" text:outline-level="3"/>
      <text:p text:style-name="P5"/>
      <text:p text:style-name="P9"/>
      <text:p text:style-name="P2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6</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3-30T22:47:14.442000000</dc:date>
    <meta:editing-duration>P8DT1H57M38S</meta:editing-duration>
    <meta:editing-cycles>534</meta:editing-cycles>
    <meta:generator>LibreOffice/6.4.6.2$Windows_X86_64 LibreOffice_project/0ce51a4fd21bff07a5c061082cc82c5ed232f115</meta:generator>
    <meta:print-date>2022-01-20T04:34:41.082000000</meta:print-date>
    <meta:document-statistic meta:table-count="0" meta:image-count="0" meta:object-count="0" meta:page-count="6" meta:paragraph-count="64" meta:word-count="1130" meta:character-count="6537" meta:non-whitespace-character-count="5491"/>
  </office:meta>
</office:document-meta>
</file>